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7d3a7" officeooo:paragraph-rsid="0017d3a7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17d3a7" officeooo:paragraph-rsid="0017d3a7" style:font-size-asian="11pt" style:font-size-complex="11pt"/>
    </style:style>
    <style:style style:name="P3" style:family="paragraph" style:parent-style-name="Standard">
      <style:paragraph-properties fo:margin-left="0.199cm" fo:margin-right="0cm" fo:text-indent="0cm" style:auto-text-indent="false"/>
      <style:text-properties fo:font-size="11pt" officeooo:rsid="001974ec" officeooo:paragraph-rsid="001974ec" style:font-size-asian="11pt" style:font-size-complex="11pt"/>
    </style:style>
    <style:style style:name="P4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a144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cce17" officeooo:paragraph-rsid="001cce1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2356e1" officeooo:paragraph-rsid="001cce1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199cm" fo:margin-right="0cm" fo:text-indent="0cm" style:auto-text-indent="false"/>
      <style:text-properties fo:font-size="11pt" fo:font-style="italic" fo:font-weight="bold" officeooo:rsid="001974ec" officeooo:paragraph-rsid="001974ec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974ec" officeooo:paragraph-rsid="001974e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f3242" officeooo:paragraph-rsid="001f324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left="0.199cm" fo:margin-right="0cm" fo:text-indent="0cm" style:auto-text-indent="false" style:page-number="auto"/>
      <style:text-properties fo:font-size="11pt" fo:font-style="normal" fo:font-weight="normal" officeooo:rsid="001f3242" officeooo:paragraph-rsid="001f324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2356e1" officeooo:paragraph-rsid="002356e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style="italic" fo:font-weight="bold" officeooo:rsid="001974ec" officeooo:paragraph-rsid="001974ec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f3242" officeooo:paragraph-rsid="001f3242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a1445" officeooo:paragraph-rsid="001a1445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1a1445" officeooo:paragraph-rsid="001f3242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974ec" officeooo:paragraph-rsid="001974ec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356e1" officeooo:paragraph-rsid="002356e1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1pt" fo:font-weight="bold" officeooo:rsid="001cce17" officeooo:paragraph-rsid="001cce17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17d3a7" officeooo:paragraph-rsid="0017d3a7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>
      <style:text-properties fo:font-size="11pt" officeooo:paragraph-rsid="00273f54" style:font-size-asian="11pt" style:font-size-complex="11pt"/>
    </style:style>
    <style:style style:name="P26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bold" officeooo:rsid="00270481" officeooo:paragraph-rsid="00270481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a1445"/>
    </style:style>
    <style:style style:name="T7" style:family="text">
      <style:text-properties officeooo:rsid="001bc375"/>
    </style:style>
    <style:style style:name="T8" style:family="text">
      <style:text-properties officeooo:rsid="001bc643"/>
    </style:style>
    <style:style style:name="T9" style:family="text">
      <style:text-properties officeooo:rsid="001bf5e9"/>
    </style:style>
    <style:style style:name="T10" style:family="text">
      <style:text-properties officeooo:rsid="001c27e2"/>
    </style:style>
    <style:style style:name="T11" style:family="text">
      <style:text-properties officeooo:rsid="001eba65"/>
    </style:style>
    <style:style style:name="T12" style:family="text">
      <style:text-properties officeooo:rsid="001f3242"/>
    </style:style>
    <style:style style:name="T13" style:family="text">
      <style:text-properties officeooo:rsid="002013ab"/>
    </style:style>
    <style:style style:name="T14" style:family="text">
      <style:text-properties officeooo:rsid="0023b04d"/>
    </style:style>
    <style:style style:name="T15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 1: Unterhalt</text:p>
      <text:p text:style-name="P2">- Aktualisierung verbrauchter Karten</text:p>
      <text:p text:style-name="P2">- Ausführen von Unterhaltsaktionen</text:p>
      <text:p text:style-name="P2">- Fertigkeiten einstellen (Fokus beachten)</text:p>
      <text:p text:style-name="P2"/>
      <text:p text:style-name="P1">Phase 2: Bewegung</text:p>
      <text:p text:style-name="P2">- Hinweismarker aufsammeln beim beenden des Zuges an dem Ort</text:p>
      <text:p text:style-name="P2">- Ausweichen und Kampf gegen Monster in dieser Phase abhandeln</text:p>
      <text:p text:style-name="P2"/>
      <text:p text:style-name="P1">Phase 3: Begegnung in Arkham</text:p>
      <text:p text:style-name="P2">- Eigenschaft des Standortes nutzen oder Begegnung durchführen</text:p>
      <text:p text:style-name="P2">- Tor schließen</text:p>
      <text:p text:style-name="P2"/>
      <text:p text:style-name="P1">Phase 4: Begegnungen in der Anderen Welt</text:p>
      <text:p text:style-name="P2"/>
      <text:p text:style-name="P1">Phase 5: Mythos<text:span text:style-name="T7">(karte)</text:span></text:p>
      <text:p text:style-name="P2">- Öffnen des Tores und Monstererzeugung</text:p>
      <text:p text:style-name="P2"><text:tab/>- <text:span text:style-name="T1">Tor versiegelt</text:span>: Es erscheint kein Tor und keine Monster</text:p>
      <text:p text:style-name="P2"><text:tab/>- <text:span text:style-name="T1">Offenes Tor</text:span>: Soviele Monster wie Spieler erscheinen</text:p>
      <text:p text:style-name="P2"><text:tab/>- <text:span text:style-name="T1">Kein Tor</text:span>: Ein Tor öffnet sich, einer Verderbermarker wird auf de<text:span text:style-name="T7">n</text:span> <text:tab/> <text:s/><text:tab/> <text:s/>großen Alten gelegt und 1 Monster erscheint (2 ab 5 Spielern)</text:p>
      <text:p text:style-name="P2">- Platzieren des Hinweis-Markers</text:p>
      <text:p text:style-name="P2">- Bewegen der Monster</text:p>
      <text:p text:style-name="P2">- Aktivieren der Mythosfähigkeit</text:p>
      <text:p text:style-name="P2"><text:span text:style-name="T2"><text:tab/></text:span>- <text:span text:style-name="T1">Schlagzeile</text:span>: Der Text wird ausgeführt</text:p>
      <text:p text:style-name="P2"><text:tab/>- <text:span text:style-name="T1">Umgebung</text:span>: Die Karte hat einen anhaltenden Effekt und bleibt im <text:tab/> <text:s/><text:tab/> <text:s/>Spiel. Diese wird erst durch eine neue Umgebungskarte ersetzt</text:p>
      <text:p text:style-name="P2"><text:tab/>- <text:span text:style-name="T1">Gerücht</text:span>: Ein besonderes Ereignis geschieht in Arkham. Bis die <text:tab/> <text:s/><text:tab/> <text:s/>Ermittler erfolgreich sind, oder versagen, bleibt die Karte im Spiel. <text:tab/> <text:s/></text:p>
      <text:p text:style-name="P2"/>
      <text:p text:style-name="P20">Besondere Monsterbewegungen (Farbcodierung)</text:p>
      <text:p text:style-name="P3">- <text:span text:style-name="T1">Normal (Schwarzer Rand)</text:span>: Monster bewegen sich normal um ein Feld</text:p>
      <text:p text:style-name="P3">- <text:span text:style-name="T1">Stationär (Gelber Rand)</text:span>: Diese Monster bewegen sich nie</text:p>
      <text:p text:style-name="P3">- <text:span text:style-name="T1">Schnell (Roter Rand)</text:span>: Diese Monster bewegen sich zwei Felder</text:p>
      <text:p text:style-name="P3">- <text:span text:style-name="T1">Einzigartig (Grüner Rand)</text:span>: Einzigartige Monster haben besondere Bewegungen die auf der Karte abgebildet sind</text:p>
      <text:p text:style-name="P3">- <text:span text:style-name="T1">Fliegend (Blauer Rand)</text:span>: Fliegende Monster greifen Ermittler in dem Stadtgebiet an, indem sie erscheinen. Ansonsten fliegen diese zum Nachthimmel</text:p>
      <text:p text:style-name="P22">Monsterbegrenzung</text:p>
      <text:p text:style-name="P6">- <text:span text:style-name="T11">Anzahl Spieler + 3 ist die Begrenzung in Arkham (inkl. Nachthimmel)</text:span></text:p>
      <text:p text:style-name="P6">- <text:span text:style-name="T12">8 – Anzahl der Spieler ist die Begrenzung der Monster am Stadtrand</text:span></text:p>
      <text:p text:style-name="P7"/>
      <text:p text:style-name="P21">Spezielle Monsterfähigkeiten</text:p>
      <text:p text:style-name="P14"><text:s text:c="2"/>-<text:span text:style-name="T2"> </text:span><text:span text:style-name="T1">Hinterhalt:</text:span><text:span text:style-name="T2"> </text:span>Sobald ein Kampf begonnen hat, kann der Ermittler nicht mehr fliehen und muss kämpfen bis es einen Sieger gibt</text:p>
      <text:p text:style-name="P14"><text:s text:c="2"/>- <text:span text:style-name="T1">Unendlich:</text:span><text:span text:style-name="T4"> Das besiegte Monster wird in die Monsterquelle zurückgelegt</text:span></text:p>
      <text:p text:style-name="P14"><text:s text:c="2"/>-<text:span text:style-name="T1"> Physische / Magische Resistenz: </text:span><text:span text:style-name="T4">Waffen oder Zauber, die einen Bonus auf den resisten Typ geben, bringen nur die Hälfte (abgerundet)</text:span></text:p>
      <text:p text:style-name="P14"><text:span text:style-name="T4"><text:s text:c="2"/>- </text:span><text:span text:style-name="T1">Physische / Magische Immunität: </text:span><text:span text:style-name="T4">Waffen oder Zauber, die einen Bonus auf den resisten Typ geben, bringen keinen Bonus</text:span></text:p>
      <text:p text:style-name="P14"><text:span text:style-name="T4">- </text:span><text:span text:style-name="T1">Alptraumhaft X: </text:span><text:span text:style-name="T4">Jeder Ermittler verliert X Geistige Gesundheit, auch wenn er die Horrorprobe besteht</text:span></text:p>
      <text:p text:style-name="P14"><text:span text:style-name="T4">- </text:span><text:span text:style-name="T1">Überwältigend X: </text:span><text:span text:style-name="T4">Jeder Ermittler verliert X Ausdauer, auch wenn er den Kampf gegen das Monster besteht</text:span></text:p>
      <text:p text:style-name="P20"/>
      <text:p text:style-name="P20"><text:span text:style-name="T14">T</text:span>errorleiste</text:p>
      <text:p text:style-name="P3">- <text:span text:style-name="T1">Jede Stufe</text:span>: Ein zufälliger Verbündeter wird aus dem Spiel entfernt</text:p>
      <text:p text:style-name="P3">- <text:span text:style-name="T1">Stufe 3</text:span>: Das Warenhaus wird geschlossen</text:p>
      <text:p text:style-name="P3">- <text:span text:style-name="T1">Stufe 6</text:span>: Der Raritätenladen wird geschlossen</text:p>
      <text:p text:style-name="P3">- <text:span text:style-name="T1">Stufe 9</text:span>: Der alte Zauberladen wird geschlossen</text:p>
      <text:p text:style-name="P3">- <text:span text:style-name="T1">Stufe 10</text:span>: Das Monsterlimit <text:span text:style-name="T8">in Arkham </text:span>ist aufgehoben. Ein Verderber-Marker wird auf den <text:span text:style-name="T6">g</text:span>roßen Alten gelegt</text:p>
      <text:p text:style-name="P3">- <text:span text:style-name="T1">Ab Stufe 10</text:span>: Statt einem Terror-Level wird nun immer ein Verderber-Marker auf den Großen Alten gelegt</text:p>
      <text:p text:style-name="P3"/>
      <text:p text:style-name="P20">Tor schließen und versiegeln</text:p>
      <text:p text:style-name="P4">- Probe auf Wissen oder Kampf bestehen zum schließen <text:span text:style-name="T9">(inkl. Modifikatoren)</text:span></text:p>
      <text:p text:style-name="P4">- Für 5 Hinweismarker wird das Tor <text:span text:style-name="T9">versiegelt</text:span></text:p>
      <text:p text:style-name="P4">- Mit der Karte <text:span text:style-name="T1">Älteres Zeichen </text:span>wird das Tor sofort ohne Probe versiegelt <text:span text:style-name="T9">(Text auf der Karte abarbeiten)</text:span></text:p>
      <text:p text:style-name="P4"/>
      <text:p text:style-name="P20"><text:span text:style-name="T9">Gründe für das Erwachsen d</text:span>e<text:span text:style-name="T9">s</text:span> Große<text:span text:style-name="T9">n</text:span> Alte<text:span text:style-name="T9">n</text:span></text:p>
      <text:p text:style-name="P4">- Verderbensleiste voll</text:p>
      <text:p text:style-name="P4">- Zu viele Tore geöffnet:</text:p>
      <text:p text:style-name="P5"><text:s text:c="3"/><text:span text:style-name="T1">1-2 Spieler</text:span>: Bei 8 offenen Toren<text:tab/> <text:span text:style-name="T1">3-4 Spieler</text:span>: Bei 7 offenen Toren </text:p>
      <text:p text:style-name="P4"><text:s text:c="3"/><text:span text:style-name="T1">5-6 Spieler</text:span>: Bei 6 offenen Toren <text:tab/> <text:span text:style-name="T1">7-8 Spieler</text:span>: Bei 5 offenen Toren </text:p>
      <text:p text:style-name="P4"><text:soft-page-break/>- Keine Tor- oder Monstermarker mehr im Spiel</text:p>
      <text:p text:style-name="P13"/>
      <text:p text:style-name="P20">Zustände</text:p>
      <text:p text:style-name="P8">-<text:span text:style-name="T3"> </text:span><text:span text:style-name="T5">Falls die Gesundheit oder Ausdauer auf 0 fällt, landet der Ermittler im Arkham Sanatorium (Ausdauer) oder im St. Mary's Hospital (Gesundheit)</text:span></text:p>
      <text:p text:style-name="P10">- Er verliert augenblicklich die Hälfte (abgerundet) seiner Gegenstände</text:p>
      <text:p text:style-name="P10">- Er verliert augenblicklich die Hälfte (abgerundet) seiner Hinweis-Marker</text:p>
      <text:p text:style-name="P10">- Er verliert alle Dividenden</text:p>
      <text:p text:style-name="P10">- Er bekommt eine Ausdauer bzw. eine Gesundheit wieder</text:p>
      <text:p text:style-name="P10">- Falls ein Wert in der Anderen Welt auf 0 fällt, ist man Verloren in Zeit &amp; Raum</text:p>
      <text:p text:style-name="P10">- Ermittler <text:span text:style-name="T10">die v</text:span>erloren in Zeit &amp; Raum sind, <text:span text:style-name="T10">sind</text:span> die nächste Runde bewegungsunfähig</text:p>
      <text:p text:style-name="P10">- Verhaftete Spieler geben die Hälfte (abgerundet) des Geldes ab</text:p>
      <text:p text:style-name="P10">- <text:span text:style-name="T10">Aufgehaltene Ermittler werden für eine Runde auf die Seite gekippt</text:span></text:p>
      <text:p text:style-name="P10">- <text:span text:style-name="T10">Verschlungene Ermittler verlieren alles (außer Trophäen)</text:span></text:p>
      <text:p text:style-name="P15"/>
      <text:p text:style-name="P16">Der Finale Kampf</text:p>
      <text:p text:style-name="P19"><text:s text:c="2"/>- <text:span text:style-name="T12">Alle Ermittler die verloren in Zeit und Raum sind, werden verschlungen</text:span></text:p>
      <text:p text:style-name="P12">- Gegenstände können untereinander getauscht werden</text:p>
      <text:p text:style-name="P11">- <text:span text:style-name="T13">Sobald in der Summe genug Erfolge erzielt wurden, wird ein Verderbermarker entfernt (Anzahl Spieler)</text:span></text:p>
      <text:p text:style-name="P18"/>
      <text:p text:style-name="P17">Siegbedingnungen</text:p>
      <text:p text:style-name="P9">- Ein Ermittler schließt das letzte Tor und kein anderes darf geöffnet sein und die Spieler brauchen mindestens soviele Tortrophäen wie Spieler im Spiel sind</text:p>
      <text:p text:style-name="P9">- Sind auf dem Spielfeld sechs oder mehr ältere Zeichen</text:p>
      <text:p text:style-name="P9">- Den großen Alten bann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Siegwertung</text:p>
      <text:p text:style-name="Standard"><text:span text:style-name="T15">Der Spieler mit den meisten Tortrophäen erhält den Titel "</text:span><text:span text:style-name="Emphasis"><text:span text:style-name="T15">Erster Bürger von Arkham</text:span></text:span><text:span text:style-name="T15">". Bei einem Unentschieden geht der Titel an den Spieler mit den meisten Monstertrophäen.</text:span></text:p>
      <text:p text:style-name="P24"/>
      <text:p text:style-name="P24">Zusätzlich gibt es noch ein Wertungssystem um den Erfolg zu bewerten:</text:p>
      <text:p text:style-name="P24"/>
      <text:p text:style-name="P24"><text:s text:c="3"/>Level des Großen Alten (Höchste Zahl in der Verderbensleiste) </text:p>
      <text:p text:style-name="P24">- Terror-Level</text:p>
      <text:p text:style-name="P24">- 1 für jede unbezahlte / ausgelassene Bankanleihe</text:p>
      <text:p text:style-name="P24">- 1 für jedes ausgespielte Ältere Zeichen (Karte)</text:p>
      <text:p text:style-name="P24">+1 für jede nicht abgegebene Tortrophäe</text:p>
      <text:p text:style-name="P25">+1 für je drei vorhandene Monstertrophäen </text:p>
      <text:p text:style-name="P25">+1 für jeden nicht verschlungenen Ermittler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5:50:58.554335000</meta:creation-date>
    <dc:date>2016-03-10T13:50:32.180561000</dc:date>
    <meta:editing-duration>P1DT5H48M47S</meta:editing-duration>
    <meta:editing-cycles>7</meta:editing-cycles>
    <meta:generator>LibreOffice/4.3.5.2$MacOSX_x86 LibreOffice_project/3a87456aaa6a95c63eea1c1b3201acedf0751bd5</meta:generator>
    <meta:document-statistic meta:table-count="0" meta:image-count="0" meta:object-count="0" meta:page-count="2" meta:paragraph-count="84" meta:word-count="799" meta:character-count="5189" meta:non-whitespace-character-count="4419"/>
  </office:meta>
</office:document-meta>
</file>